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9.07520833333333cm"/>
    </style:style>
    <style:style style:name="co8" style:family="table-column">
      <style:table-column-properties fo:break-before="auto" style:column-width="3.67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ä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1">
            <text:p>BuildingIDWorkEfficiency</text:p>
          </table:table-cell>
          <table:table-cell office:value-type="string" table:style-name="ce1">
            <text:p>BuildingIDOutputWo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infamilienha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ohnb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chhaus</text:p>
          </table:table-cell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Kraftwerk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table:style-name="ce1"/>
          <table:table-cell office:value-type="string" table:style-name="ce1">
            <text:p>BuildingIDEnergyEfficiency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rbrennungKW</text:p>
          </table:table-cell>
          <table:table-cell table:style-name="ce1"/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omKW</text:p>
          </table:table-cell>
          <table:table-cell table:style-name="ce1"/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sserKW</text:p>
          </table:table-cell>
          <table:table-cell table:style-name="ce1"/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arKW</text:p>
          </table:table-cell>
          <table:table-cell table:style-name="ce1"/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gasKW</text:p>
          </table:table-cell>
          <table:table-cell table:style-name="ce1"/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ndKW</text:p>
          </table:table-cell>
          <table:table-cell table:style-name="ce1"/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tandard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tandard+Upgrades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(Standard+Upgrades)*Efficinency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abelle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lorian Magin</meta:initial-creator>
    <dc:creator>Florian Magin</dc:creator>
    <meta:creation-date>2012-07-31T14:08:45Z</meta:creation-date>
    <dc:date>2012-07-31T15:43:36Z</dc:date>
    <meta:editing-duration>PT0S</meta:editing-duration>
  </office:meta>
</office:document-meta>
</file>